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26887" calcext:value-type="float" table:number-columns-spanned="1" table:number-rows-spanned="2">
            <text:p>226887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117" table:formula="of:=([.M10]-[.H9])" office:value-type="float" office:value="290883" calcext:value-type="float" table:number-columns-spanned="1" table:number-rows-spanned="2">
            <text:p>290883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118"/>
          <table:table-cell table:style-name="ce127"/>
          <table:covered-table-cell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4" calcext:value-type="float">
            <text:p>24</text:p>
          </table:table-cell>
          <table:table-cell/>
          <table:table-cell table:style-name="ce114" table:formula="of:=SUM([.K$1:.K$1048576])" office:value-type="float" office:value="21499" calcext:value-type="float">
            <text:p>21499</text:p>
          </table:table-cell>
          <table:table-cell/>
          <table:table-cell table:style-name="ce140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 table:formula="of:=TODAY()" office:value-type="date" office:date-value="2021-06-08" calcext:value-type="date">
            <text:p>08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117" table:formula="of:=SUM([.U$1:.U$1048576])" office:value-type="float" office:value="312382" calcext:value-type="float" table:number-columns-spanned="2" table:number-rows-spanned="2">
            <text:p>31238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6]*[.S16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7]*[.S17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8]*[.S18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0]*[.S20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1]*[.S21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2]*[.S22])" office:value-type="float" office:value="8999" calcext:value-type="float">
            <text:p>8999</text:p>
          </table:table-cell>
        </table:table-row>
        <table:table-row table:style-name="ro1">
          <table:table-cell table:style-name="ce92" office:value-type="float" office:value="10" calcext:value-type="float">
            <text:p>10</text:p>
          </table:table-cell>
          <table:table-cell office:value-type="string" calcext:value-type="string">
            <text:p>SAM M02 3/32 RED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5]*[.S25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7]*[.S27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8]*[.S28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9]*[.S2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0]*[.S3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1]*[.S31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2]*[.S32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3]*[.C33])" office:value-type="float" office:value="13490" calcext:value-type="float">
            <text:p>1349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SAM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3]*[.S33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4]*[.C34])" office:value-type="float" office:value="9990" calcext:value-type="float">
            <text:p>9990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style-name="ce143" office:value-type="date" office:date-value="2021-06-06" calcext:value-type="date">
            <text:p>06/06/21</text:p>
          </table:table-cell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4]*[.S3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35]*[.C35])" office:value-type="float" office:value="13999" calcext:value-type="float">
            <text:p>13999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style-name="ce143" office:value-type="date" office:date-value="2021-06-07" calcext:value-type="date">
            <text:p>07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35]*[.S35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style-name="ce143" office:value-type="date" office:date-value="2021-06-08" calcext:value-type="date">
            <text:p>08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9" calcext:value-type="float">
            <text:p>21499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table:style-name="ce143" office:value-type="date" office:date-value="2021-06-08" calcext:value-type="date">
            <text:p>08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9" calcext:value-type="float">
            <text:p>21499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10"/>
        <table:table-column table:style-name="co10" table:default-cell-style-name="ce88"/>
        <table:table-column table:style-name="co11" table:number-columns-repeated="2" table:default-cell-style-name="ce110"/>
        <table:table-column table:style-name="co12" table:default-cell-style-name="ce15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10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5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152"/>
          <table:table-cell table:style-name="ce153"/>
          <table:table-cell table:style-name="ce160"/>
          <table:table-cell table:style-name="ce145" table:number-columns-repeated="2"/>
          <table:table-cell table:style-name="ce1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142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142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number-columns-repeated="2" table:style-name="ce113"/>
          <table:covered-table-cell table:style-name="ce157"/>
          <table:table-cell/>
          <table:table-cell table:style-name="ce143" office:value-type="date" office:date-value="2021-06-05" calcext:value-type="date">
            <text:p>05/06/21</text:p>
          </table:table-cell>
          <table:table-cell office:value-type="string" calcext:value-type="string">
            <text:p>B-2</text:p>
          </table:table-cell>
          <table:table-cell table:style-name="ce88" office:value-type="string" calcext:value-type="string">
            <text:p>OPPO F19 PRO+ 8/128 SILVER</text:p>
          </table:table-cell>
          <table:table-cell table:style-name="ce110"/>
          <table:table-cell/>
          <table:table-cell table:style-name="ce110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8" office:value-type="float" office:value="17999" calcext:value-type="float">
            <text:p>17999</text:p>
          </table:table-cell>
          <table:table-cell/>
          <table:table-cell table:style-name="ce143" office:value-type="date" office:date-value="2021-06-06" calcext:value-type="date">
            <text:p>06/06/21</text:p>
          </table:table-cell>
          <table:table-cell office:value-type="string" calcext:value-type="string">
            <text:p>B-5</text:p>
          </table:table-cell>
          <table:table-cell table:style-name="ce88" office:value-type="string" calcext:value-type="string">
            <text:p>SAM A12 4/64 BLACK</text:p>
          </table:table-cell>
          <table:table-cell table:style-name="ce88" table:number-columns-repeated="3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4" calcext:value-type="date">
            <text:p>04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M02S 3/32 BLACK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F0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26:27.96725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8T19:16:09.563370911</dc:date>
    <meta:editing-duration>PT2H42M42S</meta:editing-duration>
    <meta:editing-cycles>47</meta:editing-cycles>
    <meta:generator>LibreOffice/7.0.5.2$Linux_X86_64 LibreOffice_project/00$Build-2</meta:generator>
    <meta:document-statistic meta:table-count="2" meta:cell-count="382" meta:object-count="0"/>
  </office:meta>
</office:document-meta>
</file>